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vie number</text:p>
          </table:table-cell>
          <table:table-cell office:value-type="string" calcext:value-type="string">
            <text:p>genre </text:p>
          </table:table-cell>
          <table:table-cell office:value-type="string" calcext:value-type="string">
            <text:p>ra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4.9" calcext:value-type="float">
            <text:p>4.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9.4" calcext:value-type="float">
            <text:p>9.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office:value-type="float" office:value="8.3" calcext:value-type="float">
            <text:p>8.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float" office:value="6.8" calcext:value-type="float">
            <text:p>6.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6T11:50:06.278475215</meta:creation-date>
    <dc:date>2020-03-06T12:19:21.530495549</dc:date>
    <meta:editing-duration>PT7M25S</meta:editing-duration>
    <meta:editing-cycles>1</meta:editing-cycles>
    <meta:document-statistic meta:table-count="1" meta:cell-count="243" meta:object-count="0"/>
    <meta:generator>LibreOffice/6.3.4.2$Linux_X86_64 LibreOffice_project/30$Build-2</meta:generator>
  </office:meta>
</office:document-meta>
</file>